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1f2328" style:font-name="apple-system" fo:letter-spacing="normal" fo:font-style="normal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1f2328" style:font-name="apple-system" fo:font-size="12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thDxf2GCode</text:h>
      <text:p text:style-name="P2">A tool for converting DXFs with tool paths to GCode files.</text:p>
      <text:p text:style-name="P1"><text:span text:style-name="T1">For documentation, see </text:span><text:span text:style-name="T3">PathDxf2GCode-Doku en.pd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ald M. Müller</meta:initial-creator>
    <meta:creation-date>2025-03-15T11:25:15.32</meta:creation-date>
    <dc:date>2025-03-26T17:47:40.80</dc:date>
    <dc:creator>Harald M. Müller</dc:creator>
    <meta:editing-duration>PT11M38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1" meta:paragraph-count="3" meta:word-count="17" meta:character-count="120"/>
  </office:meta>
</office:document-meta>
</file>